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swiss"/>
    <style:font-face style:name="Liberation Sans" svg:font-family="'Liberation Sans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automatic-styles>
    <style:style style:name="Tabella1" style:family="table">
      <style:table-properties style:width="16.401cm" fo:margin-left="-0.053cm" fo:margin-top="0cm" fo:margin-bottom="0cm" table:align="left" style:writing-mode="page"/>
    </style:style>
    <style:style style:name="Tabella1.A" style:family="table-column">
      <style:table-column-properties style:column-width="2.607cm"/>
    </style:style>
    <style:style style:name="Tabella1.B" style:family="table-column">
      <style:table-column-properties style:column-width="11.354cm"/>
    </style:style>
    <style:style style:name="Tabella1.C" style:family="table-column">
      <style:table-column-properties style:column-width="2.439cm"/>
    </style:style>
    <style:style style:name="Tabella1.1" style:family="table-row">
      <style:table-row-properties style:min-row-height="0.452cm"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2" style:family="table">
      <style:table-properties style:width="16.401cm" fo:margin-left="-0.053cm" fo:margin-top="0cm" fo:margin-bottom="0cm" table:align="left" style:writing-mode="page"/>
    </style:style>
    <style:style style:name="Tabella2.A" style:family="table-column">
      <style:table-column-properties style:column-width="2.607cm"/>
    </style:style>
    <style:style style:name="Tabella2.B" style:family="table-column">
      <style:table-column-properties style:column-width="11.354cm"/>
    </style:style>
    <style:style style:name="Tabella2.C" style:family="table-column">
      <style:table-column-properties style:column-width="2.439cm"/>
    </style:style>
    <style:style style:name="Tabella2.1" style:family="table-row">
      <style:table-row-properties style:min-row-height="0.452cm" fo:keep-together="auto"/>
    </style:style>
    <style:style style:name="Tabella2.A1" style:family="table-cell">
      <style:table-cell-properties style:vertical-align="bottom" fo:padding-left="0.053cm" fo:padding-right="0.053cm" fo:padding-top="0cm" fo:padding-bottom="0cm" fo:border="none"/>
    </style:style>
    <style:style style:name="Tabella2.7" style:family="table-row">
      <style:table-row-properties style:min-row-height="0.367cm" fo:keep-together="auto"/>
    </style:style>
    <style:style style:name="P1" style:family="paragraph" style:parent-style-name="Standard">
      <style:text-properties officeooo:paragraph-rsid="0004d922"/>
    </style:style>
    <style:style style:name="P2" style:family="paragraph" style:parent-style-name="Standard">
      <style:text-properties fo:font-weight="bold" officeooo:rsid="0004d922" officeooo:paragraph-rsid="0004d922" fo:background-color="#dde8cb" style:font-weight-asian="bold" style:font-weight-complex="bold"/>
    </style:style>
    <style:style style:name="P3" style:family="paragraph" style:parent-style-name="Standard">
      <style:text-properties fo:font-weight="normal" officeooo:paragraph-rsid="0004d922" style:font-weight-asian="normal" style:font-weight-complex="normal"/>
    </style:style>
    <style:style style:name="P4" style:family="paragraph" style:parent-style-name="Standard">
      <style:text-properties officeooo:rsid="0005f3ea" officeooo:paragraph-rsid="0005f3ea" fo:background-color="transparent"/>
    </style:style>
    <style:style style:name="P5" style:family="paragraph" style:parent-style-name="Standard">
      <style:text-properties officeooo:rsid="00096885" officeooo:paragraph-rsid="00096885" fo:background-color="transparent"/>
    </style:style>
    <style:style style:name="P6" style:family="paragraph" style:parent-style-name="Standard">
      <style:text-properties officeooo:rsid="0009a2a0" officeooo:paragraph-rsid="0009a2a0" fo:background-color="transparent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style:font-weight-asian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text-properties officeooo:rsid="0009a2a0" officeooo:paragraph-rsid="0009a2a0"/>
    </style:style>
    <style:style style:name="P11" style:family="paragraph" style:parent-style-name="Standard">
      <style:text-properties officeooo:rsid="00096885" officeooo:paragraph-rsid="000bf20e" fo:background-color="transparen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officeooo:rsid="000bf20e" officeooo:paragraph-rsid="000bf20e" style:font-weight-asian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officeooo:paragraph-rsid="000bf20e"/>
    </style:style>
    <style:style style:name="P14" style:family="paragraph" style:parent-style-name="Standard">
      <style:text-properties officeooo:rsid="000bf20e" officeooo:paragraph-rsid="000bf20e" fo:background-color="transparen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officeooo:rsid="000bf20e" officeooo:paragraph-rsid="000bf20e"/>
    </style:style>
    <style:style style:name="P16" style:family="paragraph" style:parent-style-name="Standard">
      <style:text-properties officeooo:rsid="0009a2a0" officeooo:paragraph-rsid="000bf20e"/>
    </style:style>
    <style:style style:name="P17" style:family="paragraph" style:parent-style-name="Standard">
      <style:text-properties officeooo:rsid="0011e826" officeooo:paragraph-rsid="0011e826" fo:background-color="transparent"/>
    </style:style>
    <style:style style:name="P18" style:family="paragraph" style:parent-style-name="Standard">
      <style:paragraph-properties fo:text-align="start" style:justify-single-word="false" fo:text-indent="0cm" style:auto-text-indent="false"/>
    </style:style>
    <style:style style:name="P19" style:family="paragraph" style:parent-style-name="Standard">
      <style:text-properties fo:color="#eecc64" loext:opacity="100%" style:font-name="Consolas" fo:font-size="10pt" officeooo:rsid="0011e826" officeooo:paragraph-rsid="0011e826" fo:background-color="transparent" style:font-size-asian="10pt"/>
    </style:style>
    <style:style style:name="P20" style:family="paragraph" style:parent-style-name="Standard">
      <style:paragraph-properties fo:break-before="page"/>
      <style:text-properties officeooo:rsid="000d8e7b" officeooo:paragraph-rsid="000d8e7b" fo:background-color="transparent"/>
    </style:style>
    <style:style style:name="P21" style:family="paragraph" style:parent-style-name="Standard">
      <style:text-properties officeooo:rsid="000d8e7b" officeooo:paragraph-rsid="000d8e7b" fo:background-color="transparent"/>
    </style:style>
    <style:style style:name="P22" style:family="paragraph" style:parent-style-name="Standard">
      <style:text-properties officeooo:rsid="000dc4f2" officeooo:paragraph-rsid="000dc4f2" fo:background-color="transparent"/>
    </style:style>
    <style:style style:name="P23" style:family="paragraph" style:parent-style-name="Standard">
      <style:text-properties fo:color="#cccccc" loext:opacity="100%" officeooo:rsid="000dc4f2" officeooo:paragraph-rsid="000dc4f2" fo:background-color="#1f1f1f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26" style:family="paragraph" style:parent-style-name="Standard">
      <style:text-properties officeooo:rsid="000ee16b" officeooo:paragraph-rsid="000ee16b" fo:background-color="transparent"/>
    </style:style>
    <style:style style:name="T1" style:family="text">
      <style:text-properties officeooo:rsid="00055f6e"/>
    </style:style>
    <style:style style:name="T2" style:family="text">
      <style:text-properties fo:background-color="#dde8cb" loext:char-shading-value="0"/>
    </style:style>
    <style:style style:name="T3" style:family="text">
      <style:text-properties officeooo:rsid="00055f6e" fo:background-color="#dde8cb" loext:char-shading-value="0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0b3358"/>
    </style:style>
    <style:style style:name="T6" style:family="text">
      <style:text-properties officeooo:rsid="000bf20e"/>
    </style:style>
    <style:style style:name="T7" style:family="text">
      <style:text-properties style:font-name="Consolas" fo:font-size="10pt" style:font-size-asian="10pt"/>
    </style:style>
    <style:style style:name="T8" style:family="text">
      <style:text-properties fo:color="#739eca" loext:opacity="100%" style:font-name="Consolas" fo:font-size="10pt" fo:font-weight="bold" style:font-size-asian="10pt" style:font-weight-asian="bold"/>
    </style:style>
    <style:style style:name="T9" style:family="text">
      <style:text-properties fo:color="#cccccc" loext:opacity="100%" style:font-name="Consolas" fo:font-size="10pt" style:font-size-asian="10pt"/>
    </style:style>
    <style:style style:name="T10" style:family="text">
      <style:text-properties fo:color="#b788d3" loext:opacity="100%" style:font-name="Consolas" fo:font-size="10pt" style:font-size-asian="10pt"/>
    </style:style>
    <style:style style:name="T11" style:family="text">
      <style:text-properties fo:color="#00b8b8" loext:opacity="100%" style:font-name="Consolas" fo:font-size="10pt" style:font-size-asian="10pt"/>
    </style:style>
    <style:style style:name="T12" style:family="text">
      <style:text-properties fo:color="#c1aa6c" loext:opacity="100%" style:font-name="Consolas" fo:font-size="10pt" fo:font-weight="bold" style:font-size-asian="10pt" style:font-weight-asian="bold"/>
    </style:style>
    <style:style style:name="T13" style:family="text">
      <style:text-properties fo:color="#b19b9b" loext:opacity="100%" style:font-name="Consolas" fo:font-size="10pt" style:font-size-asian="10pt"/>
    </style:style>
    <style:style style:name="T14" style:family="text">
      <style:text-properties fo:color="#9e9e9e" loext:opacity="100%" style:font-name="Consolas" fo:font-size="10pt" style:font-size-asian="10pt"/>
    </style:style>
    <style:style style:name="T15" style:family="text">
      <style:text-properties fo:color="#eecc64" loext:opacity="100%" style:font-name="Consolas" fo:font-size="10pt" style:font-size-asian="10pt"/>
    </style:style>
    <style:style style:name="T16" style:family="text">
      <style:text-properties fo:color="#d4d4d4" loext:opacity="100%"/>
    </style:style>
    <style:style style:name="T17" style:family="text">
      <style:text-properties fo:color="#6a9955" loext:opacity="100%" fo:font-family="Consolas, 'Courier New', monospace" fo:font-size="10.5pt" fo:font-weight="normal"/>
    </style:style>
    <style:style style:name="T18" style:family="text">
      <style:text-properties fo:color="#569cd6" loext:opacity="100%" fo:font-family="Consolas, 'Courier New', monospace" fo:font-size="10.5pt" fo:font-weight="normal"/>
    </style:style>
    <style:style style:name="T19" style:family="text">
      <style:text-properties fo:color="#d4d4d4" loext:opacity="100%" fo:font-family="Consolas, 'Courier New', monospace" fo:font-size="10.5pt" fo:font-weight="normal"/>
    </style:style>
    <style:style style:name="T20" style:family="text">
      <style:text-properties fo:color="#4fc1ff" loext:opacity="100%" fo:font-family="Consolas, 'Courier New', monospace" fo:font-size="10.5pt" fo:font-weight="normal"/>
    </style:style>
    <style:style style:name="T21" style:family="text">
      <style:text-properties fo:color="#dcdcaa" loext:opacity="100%" fo:font-family="Consolas, 'Courier New', monospace" fo:font-size="10.5pt" fo:font-weight="normal"/>
    </style:style>
    <style:style style:name="T22" style:family="text">
      <style:text-properties fo:color="#ce9178" loext:opacity="100%" fo:font-family="Consolas, 'Courier New', monospace" fo:font-size="10.5pt" fo:font-weight="normal"/>
    </style:style>
    <style:style style:name="T23" style:family="text">
      <style:text-properties fo:color="#9cdcfe" loext:opacity="100%" fo:font-family="Consolas, 'Courier New', monospace" fo:font-size="10.5pt" fo:font-weight="normal"/>
    </style:style>
    <style:style style:name="T24" style:family="text">
      <style:text-properties fo:font-family="Consolas, 'Courier New', monospace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ISI METELICENZE</text:p>
      <text:p text:style-name="P1"><text:line-break/>Esportare database da pg a mysql? Oppure connessione ai due db: https://youtu.be/x3-xuN8sxUY?si=EgHilcpT5Us7D8gl<text:line-break/>Nel caso di doppia connessione come gestire i dati? <text:line-break/>Tabelle solo su db principale e autenticazione da db secondario?<text:line-break/>Oppure tool di aggiornamento degli utenti e sola lettura delle tabelle di interesse? <text:line-break/>Non quelle delle licenze che andranno messe su db principale e gestite solo lì <text:s/><text:line-break/>1. Usare <text:span text:style-name="T1">shield</text:span> per login (su db principale)<text:line-break/>2. Creare tool che permetta importazione utenti secondo gli standard di myauth creati con migrate.. <text:line-break/>3. Usare tool di validazione integrati nella libreria. <text:line-break/>4. Home Page con login e applicare controller filters su db utenti aggiornato su db principale. <text:line-break/>5. Una volta loggati far apparire la Dashboard con statistiche di licenze, clienti e connessione db. <text:line-break/>6. Gestire tutto da navbar. <text:line-break/><text:line-break/>Passi iniziali: <text:line-break/><text:span text:style-name="T2">Controllare se funziona doppia connessione. </text:span><text:span text:style-name="T3">OK</text:span></text:p>
      <text:p text:style-name="P2">Database default cambiare con nuovo mysql Superba diventa il secondario.</text:p>
      <text:p text:style-name="P3">- </text:p>
      <text:p text:style-name="P1"><text:line-break/><text:span text:style-name="T2">Creare db mysql metelicenze con subito migrate ora che non c’è ancora login. (Quindi solo tabelle utenti per il momento)</text:span></text:p>
      <text:p text:style-name="P1"><text:span text:style-name="T2"/></text:p>
      <text:p text:style-name="P4"/>
      <text:p text:style-name="P4">creare la pagina di login iniziale che rimandi poi alla dashboard</text:p>
      <text:p text:style-name="P4">quindi cambiare home che sarà solo login e poi l’attuale home sarà la dashboard.</text:p>
      <text:p text:style-name="P4"/>
      <text:p text:style-name="P5">2026 Introduzione nuovo fornitore per licenze firma:</text:p>
      <text:p text:style-name="P5">Cambiare filtri in licenze e clienti da SKNT a servizio firma</text:p>
      <text:p text:style-name="P6">Aggiunta della tabella già pensata a proposito:</text:p>
      <text:p text:style-name="P5"/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Tipi licenze</text:p>
          </table:table-cell>
          <table:table-cell table:style-name="Tabella1.A1" office:value-type="string">
            <text:p text:style-name="P8">chiave esterna di licenze, restict on delete licenze</text:p>
          </table:table-cell>
          <table:table-cell table:style-name="Tabella1.A1" office:value-type="string">
            <text:p text:style-name="P8" loext:marker-style-name="T4"/>
          </table:table-cell>
        </table:table-row>
        <table:table-row table:style-name="Tabella1.1">
          <table:table-cell table:style-name="Tabella1.A1" office:value-type="string">
            <text:p text:style-name="P8" loext:marker-style-name="T4"/>
          </table:table-cell>
          <table:table-cell table:style-name="Tabella1.A1" office:value-type="string">
            <text:p text:style-name="P8" loext:marker-style-name="T4"/>
          </table:table-cell>
          <table:table-cell table:style-name="Tabella1.A1" office:value-type="string">
            <text:p text:style-name="P8" loext:marker-style-name="T4"/>
          </table:table-cell>
        </table:table-row>
        <table:table-row table:style-name="Tabella1.1">
          <table:table-cell table:style-name="Tabella1.A1" office:value-type="string">
            <text:p text:style-name="P8">id</text:p>
          </table:table-cell>
          <table:table-cell table:style-name="Tabella1.A1" office:value-type="string">
            <text:p text:style-name="P8">chiave primaria not null autoincrement</text:p>
          </table:table-cell>
          <table:table-cell table:style-name="Tabella1.A1" office:value-type="string">
            <text:p text:style-name="P8">ID</text:p>
          </table:table-cell>
        </table:table-row>
        <table:table-row table:style-name="Tabella1.1">
          <table:table-cell table:style-name="Tabella1.A1" office:value-type="string">
            <text:p text:style-name="P8">nome</text:p>
          </table:table-cell>
          <table:table-cell table:style-name="Tabella1.A1" office:value-type="string">
            <text:p text:style-name="P8">nome del tipo di licenza</text:p>
          </table:table-cell>
          <table:table-cell table:style-name="Tabella1.A1" office:value-type="string">
            <text:p text:style-name="P8">Varchar 50</text:p>
          </table:table-cell>
        </table:table-row>
        <table:table-row table:style-name="Tabella1.1">
          <table:table-cell table:style-name="Tabella1.A1" office:value-type="string">
            <text:p text:style-name="P8">descrizione</text:p>
          </table:table-cell>
          <table:table-cell table:style-name="Tabella1.A1" office:value-type="string">
            <text:p text:style-name="P8">descrizione del servizio offerto</text:p>
          </table:table-cell>
          <table:table-cell table:style-name="Tabella1.A1" office:value-type="string">
            <text:p text:style-name="P8">Varchar 255</text:p>
          </table:table-cell>
        </table:table-row>
        <table:table-row table:style-name="Tabella1.1">
          <table:table-cell table:style-name="Tabella1.A1" office:value-type="string">
            <text:p text:style-name="P9"><text:span text:style-name="T5">fornitore</text:span><text:span text:style-name="T4">_id</text:span></text:p>
          </table:table-cell>
          <table:table-cell table:style-name="Tabella1.A1" office:value-type="string">
            <text:p text:style-name="P8">fornitore del servizio</text:p>
          </table:table-cell>
          <table:table-cell table:style-name="Tabella1.A1" office:value-type="string">
            <text:p text:style-name="P8">ID</text:p>
          </table:table-cell>
        </table:table-row>
        <table:table-row table:style-name="Tabella1.1">
          <table:table-cell table:style-name="Tabella1.A1" office:value-type="string">
            <text:p text:style-name="P8">stato</text:p>
          </table:table-cell>
          <table:table-cell table:style-name="Tabella1.A1" office:value-type="string">
            <text:p text:style-name="P8">se tipo dismesso o meno</text:p>
          </table:table-cell>
          <table:table-cell table:style-name="Tabella1.A1" office:value-type="string">
            <text:p text:style-name="P8">Boolean</text:p>
          </table:table-cell>
        </table:table-row>
        <table:table-row table:style-name="Tabella1.1">
          <table:table-cell table:style-name="Tabella1.A1" office:value-type="string">
            <text:p text:style-name="P8" loext:marker-style-name="T4"/>
          </table:table-cell>
          <table:table-cell table:style-name="Tabella1.A1" office:value-type="string">
            <text:p text:style-name="P8" loext:marker-style-name="T4"/>
          </table:table-cell>
          <table:table-cell table:style-name="Tabella1.A1" office:value-type="string">
            <text:p text:style-name="P8" loext:marker-style-name="T4"/>
          </table:table-cell>
        </table:table-row>
      </table:table>
      <text:p text:style-name="Standard"/>
      <text:p text:style-name="P10"><text:soft-page-break/>Gestione fornitori di servizi con tabella:</text:p>
      <text:p text:style-name="P10"/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2">fornitori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3" loext:marker-style-name="T4"/>
          </table:table-cell>
        </table:table-row>
        <table:table-row table:style-name="Tabella2.1"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3" loext:marker-style-name="T4"/>
          </table:table-cell>
        </table:table-row>
        <table:table-row table:style-name="Tabella2.1">
          <table:table-cell table:style-name="Tabella2.A1" office:value-type="string">
            <text:p text:style-name="P13">id</text:p>
          </table:table-cell>
          <table:table-cell table:style-name="Tabella2.A1" office:value-type="string">
            <text:p text:style-name="P13">chiave primaria not null autoincrement</text:p>
          </table:table-cell>
          <table:table-cell table:style-name="Tabella2.A1" office:value-type="string">
            <text:p text:style-name="P13">ID</text:p>
          </table:table-cell>
        </table:table-row>
        <table:table-row table:style-name="Tabella2.1">
          <table:table-cell table:style-name="Tabella2.A1" office:value-type="string">
            <text:p text:style-name="P11">codice</text:p>
          </table:table-cell>
          <table:table-cell table:style-name="Tabella2.A1" office:value-type="string">
            <text:p text:style-name="P13">Stesso codice esterno per integrazione con sistemi terzi</text:p>
          </table:table-cell>
          <table:table-cell table:style-name="Tabella2.A1" office:value-type="string">
            <text:p text:style-name="P13">Varchar <text:span text:style-name="T6">15</text:span></text:p>
          </table:table-cell>
        </table:table-row>
        <table:table-row table:style-name="Tabella2.1">
          <table:table-cell table:style-name="Tabella2.A1" office:value-type="string">
            <text:p text:style-name="P14">id_external</text:p>
          </table:table-cell>
          <table:table-cell table:style-name="Tabella2.A1" office:value-type="string">
            <text:p text:style-name="P15">ID esterno per integrazione con sistemi terzi</text:p>
          </table:table-cell>
          <table:table-cell table:style-name="Tabella2.A1" office:value-type="string">
            <text:p text:style-name="P15">Int</text:p>
          </table:table-cell>
        </table:table-row>
        <table:table-row table:style-name="Tabella2.1">
          <table:table-cell table:style-name="Tabella2.A1" office:value-type="string">
            <text:p text:style-name="P11">nome</text:p>
          </table:table-cell>
          <table:table-cell table:style-name="Tabella2.A1" office:value-type="string">
            <text:p text:style-name="P15">Ragione sociale</text:p>
          </table:table-cell>
          <table:table-cell table:style-name="Tabella2.A1" office:value-type="string">
            <text:p text:style-name="P13">Varchar <text:span text:style-name="T6">50</text:span></text:p>
          </table:table-cell>
        </table:table-row>
        <table:table-row table:style-name="Tabella2.7">
          <table:table-cell table:style-name="Tabella2.A1" office:value-type="string">
            <text:p text:style-name="P15">Piva</text:p>
          </table:table-cell>
          <table:table-cell table:style-name="Tabella2.A1" office:value-type="string">
            <text:p text:style-name="P15">Partita IVA</text:p>
          </table:table-cell>
          <table:table-cell table:style-name="Tabella2.A1" office:value-type="string">
            <text:p text:style-name="P15">Varchar 15</text:p>
          </table:table-cell>
        </table:table-row>
        <table:table-row table:style-name="Tabella2.1">
          <table:table-cell table:style-name="Tabella2.A1" office:value-type="string">
            <text:p text:style-name="P15">Indirizzo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5">Varchar 50</text:p>
          </table:table-cell>
        </table:table-row>
        <table:table-row table:style-name="Tabella2.1">
          <table:table-cell table:style-name="Tabella2.A1" office:value-type="string">
            <text:p text:style-name="P15">Citta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5">Varchar 30</text:p>
          </table:table-cell>
        </table:table-row>
        <table:table-row table:style-name="Tabella2.1">
          <table:table-cell table:style-name="Tabella2.A1" office:value-type="string">
            <text:p text:style-name="P15">Cap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5">Varchar 10</text:p>
          </table:table-cell>
        </table:table-row>
        <table:table-row table:style-name="Tabella2.1">
          <table:table-cell table:style-name="Tabella2.A1" office:value-type="string">
            <text:p text:style-name="P15">Provincia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5">Varchar 5</text:p>
          </table:table-cell>
        </table:table-row>
        <table:table-row table:style-name="Tabella2.1">
          <table:table-cell table:style-name="Tabella2.A1" office:value-type="string">
            <text:p text:style-name="P15">Telefono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5">Varchar 20</text:p>
          </table:table-cell>
        </table:table-row>
        <table:table-row table:style-name="Tabella2.1">
          <table:table-cell table:style-name="Tabella2.A1" office:value-type="string">
            <text:p text:style-name="P15">Email</text:p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5">Varchar 50</text:p>
          </table:table-cell>
        </table:table-row>
        <table:table-row table:style-name="Tabella2.1">
          <table:table-cell table:style-name="Tabella2.A1" office:value-type="string">
            <text:p text:style-name="P15">Note</text:p>
          </table:table-cell>
          <table:table-cell table:style-name="Tabella2.A1" office:value-type="string">
            <text:p text:style-name="P13">Note aggiuntive sul <text:span text:style-name="T6">fornitore</text:span></text:p>
          </table:table-cell>
          <table:table-cell table:style-name="Tabella2.A1" office:value-type="string">
            <text:p text:style-name="P15">Text</text:p>
          </table:table-cell>
        </table:table-row>
        <table:table-row table:style-name="Tabella2.1">
          <table:table-cell table:style-name="Tabella2.A1" office:value-type="string">
            <text:p text:style-name="P15">Contatti</text:p>
          </table:table-cell>
          <table:table-cell table:style-name="Tabella2.A1" office:value-type="string">
            <text:p text:style-name="P13"><text:span text:style-name="T6">E</text:span>lenco contatti associati al <text:s/><text:span text:style-name="T6">fornitore</text:span></text:p>
          </table:table-cell>
          <table:table-cell table:style-name="Tabella2.A1" office:value-type="string">
            <text:p text:style-name="P15">Text</text:p>
          </table:table-cell>
        </table:table-row>
        <table:table-row table:style-name="Tabella2.1">
          <table:table-cell table:style-name="Tabella2.A1" office:value-type="string">
            <text:p text:style-name="P13">stato</text:p>
          </table:table-cell>
          <table:table-cell table:style-name="Tabella2.A1" office:value-type="string">
            <text:p text:style-name="P13">se tipo dismesso o meno</text:p>
          </table:table-cell>
          <table:table-cell table:style-name="Tabella2.A1" office:value-type="string">
            <text:p text:style-name="P13">Boolean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>created_by</text:p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>Int unsigned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>updated_by</text:p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>Int unsigned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>deleted_at</text:p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>Datetime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>deleted_by</text:p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>Int unsigned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>created_at</text:p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>Datetime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>updated_at</text:p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>Datetime</text:p>
          </table:table-cell>
        </table:table-row>
        <table:table-row table:style-name="Tabella2.1">
          <table:table-cell table:style-name="Tabella2.A1" office:value-type="string">
            <text:p text:style-name="P15" loext:marker-style-name="T4"/>
          </table:table-cell>
          <table:table-cell table:style-name="Tabella2.A1" office:value-type="string">
            <text:p text:style-name="P13" loext:marker-style-name="T4"/>
          </table:table-cell>
          <table:table-cell table:style-name="Tabella2.A1" office:value-type="string">
            <text:p text:style-name="P15" loext:marker-style-name="T4"/>
          </table:table-cell>
        </table:table-row>
      </table:table>
      <text:p text:style-name="P16"/>
      <text:p text:style-name="P17">Tabella mappa tra licenze e fornitori fornitori_tipillicenze_map</text:p>
      <text:p text:style-name="P18" loext:marker-style-name="T7"><text:span text:style-name="T8">CREATE</text:span><text:span text:style-name="T9"> </text:span><text:span text:style-name="T8">TABLE</text:span><text:span text:style-name="T9"> </text:span><text:span text:style-name="T10">`fornitori_tipilicenze_map`</text:span><text:span text:style-name="T9"> (</text:span></text:p>
      <text:p text:style-name="P18" loext:marker-style-name="T7"><text:span text:style-name="T9"><text:s text:c="2"/></text:span><text:span text:style-name="T11">`fornitori_id`</text:span><text:span text:style-name="T9"> </text:span><text:span text:style-name="T12">int</text:span><text:span text:style-name="T9"> </text:span><text:span text:style-name="T13">unsigned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8" loext:marker-style-name="T7"><text:span text:style-name="T9"><text:s text:c="2"/></text:span><text:span text:style-name="T11">`tipilicenze_id`</text:span><text:span text:style-name="T9"> </text:span><text:span text:style-name="T12">int</text:span><text:span text:style-name="T9"> </text:span><text:span text:style-name="T13">unsigned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8" loext:marker-style-name="T7"><text:span text:style-name="T9"><text:s text:c="2"/></text:span><text:span text:style-name="T11">`created_at`</text:span><text:span text:style-name="T9"> </text:span><text:span text:style-name="T12">timestamp</text:span><text:span text:style-name="T9"> </text:span><text:span text:style-name="T8">NULL</text:span><text:span text:style-name="T9"> </text:span><text:span text:style-name="T8">DEFAULT</text:span><text:span text:style-name="T9"> </text:span><text:span text:style-name="T8">NULL</text:span><text:span text:style-name="T9">,</text:span></text:p>
      <text:p text:style-name="P18" loext:marker-style-name="T7"><text:span text:style-name="T9"><text:s text:c="2"/></text:span><text:span text:style-name="T8">PRIMARY</text:span><text:span text:style-name="T9"> </text:span><text:span text:style-name="T8">KEY</text:span><text:span text:style-name="T9"> (</text:span><text:span text:style-name="T11">`fornitori_id`</text:span><text:span text:style-name="T9">,</text:span><text:span text:style-name="T11">`tipilicenze_id`</text:span><text:span text:style-name="T9">),</text:span></text:p>
      <text:p text:style-name="P18" loext:marker-style-name="T7"><text:span text:style-name="T9"><text:s text:c="2"/></text:span><text:span text:style-name="T11">KEY</text:span><text:span text:style-name="T9"> </text:span><text:span text:style-name="T12">`fornitori_id`</text:span><text:span text:style-name="T9"> (</text:span><text:span text:style-name="T11">`fornitori_id`</text:span><text:span text:style-name="T9">),</text:span></text:p>
      <text:p text:style-name="P18" loext:marker-style-name="T7"><text:span text:style-name="T9"><text:s text:c="2"/></text:span><text:span text:style-name="T11">KEY</text:span><text:span text:style-name="T9"> </text:span><text:span text:style-name="T12">`tipilicenze_id`</text:span><text:span text:style-name="T9"> (</text:span><text:span text:style-name="T11">`tipilicenze_id`</text:span><text:span text:style-name="T9">),</text:span></text:p>
      <text:p text:style-name="P18" loext:marker-style-name="T7"><text:span text:style-name="T9"><text:s text:c="2"/></text:span><text:span text:style-name="T8">CONSTRAINT</text:span><text:span text:style-name="T9"> </text:span><text:span text:style-name="T14">`fornitori_tipilicenze_map_fornitori_id_foreign`</text:span><text:span text:style-name="T9"> </text:span><text:span text:style-name="T8">FOREIGN</text:span><text:span text:style-name="T9"> </text:span><text:span text:style-name="T8">KEY</text:span><text:span text:style-name="T9"> (</text:span><text:span text:style-name="T11">`fornitori_id`</text:span><text:span text:style-name="T9">) </text:span><text:span text:style-name="T8">REFERENCES</text:span><text:span text:style-name="T9"> </text:span><text:span text:style-name="T10">`fornitori`</text:span><text:span text:style-name="T9"> (</text:span><text:span text:style-name="T11">`id`</text:span><text:span text:style-name="T9">) </text:span><text:span text:style-name="T8">ON</text:span><text:span text:style-name="T9"> </text:span><text:span text:style-name="T8">DELETE</text:span><text:span text:style-name="T9"> </text:span><text:span text:style-name="T8">CASCADE</text:span><text:span text:style-name="T9"> </text:span><text:span text:style-name="T8">ON</text:span><text:span text:style-name="T9"> </text:span><text:span text:style-name="T8">UPDATE</text:span><text:span text:style-name="T9"> </text:span><text:span text:style-name="T8">CASCADE</text:span><text:span text:style-name="T9">,</text:span></text:p>
      <text:p text:style-name="P18" loext:marker-style-name="T7"><text:span text:style-name="T9"><text:s text:c="2"/></text:span><text:span text:style-name="T8">CONSTRAINT</text:span><text:span text:style-name="T9"> </text:span><text:span text:style-name="T14">`fornitori_tipilicenze_map_tipilicenze_id_foreign`</text:span><text:span text:style-name="T9"> </text:span><text:span text:style-name="T8">FOREIGN</text:span><text:span text:style-name="T9"> </text:span><text:span text:style-name="T8">KEY</text:span><text:span text:style-name="T9"> (</text:span><text:span text:style-name="T11">`tipilicenze_id`</text:span><text:span text:style-name="T9">) </text:span><text:span text:style-name="T8">REFERENCES</text:span><text:span text:style-name="T9"> </text:span><text:span text:style-name="T10">`tipilicenze`</text:span><text:span text:style-name="T9"> (</text:span><text:span text:style-name="T11">`id`</text:span><text:span text:style-name="T9">) </text:span><text:span text:style-name="T8">ON</text:span><text:span text:style-name="T9"> </text:span><text:span text:style-name="T8">DELETE</text:span><text:span text:style-name="T9"> </text:span><text:span text:style-name="T8">CASCADE</text:span><text:span text:style-name="T9"> </text:span><text:span text:style-name="T8">ON</text:span><text:span text:style-name="T9"> </text:span><text:span text:style-name="T8">UPDATE</text:span><text:span text:style-name="T9"> </text:span><text:span text:style-name="T8">CASCADE</text:span></text:p>
      <text:p text:style-name="P17"><text:span text:style-name="T9">) </text:span><text:span text:style-name="T8">ENGINE</text:span><text:span text:style-name="T9">=</text:span><text:span text:style-name="T14">InnoDB</text:span><text:span text:style-name="T9"> </text:span><text:span text:style-name="T8">DEFAULT</text:span><text:span text:style-name="T9"> </text:span><text:span text:style-name="T14">CHARSET</text:span><text:span text:style-name="T9">=</text:span><text:span text:style-name="T14">utf8mb4</text:span><text:span text:style-name="T9"> </text:span><text:span text:style-name="T8">COLLATE</text:span><text:span text:style-name="T9">=</text:span><text:span text:style-name="T14">utf8mb4_0900_ai_ci</text:span><text:span text:style-name="T15">;</text:span></text:p>
      <text:p text:style-name="P19"/>
      <text:p text:style-name="Standard"/>
      <text:p text:style-name="P20">LOGICHE DI UNIONE CODICE:</text:p>
      <text:p text:style-name="P21"/>
      <text:p text:style-name="P21">Inizializzazione centralizzata datatable in assets js datatable-init</text:p>
      <text:p text:style-name="P21">con gestione bottoni condivisi.</text:p>
      <text:p text:style-name="P22">Da istanziare poi il ogni pagina delle view con sezione js:</text:p>
      <text:p text:style-name="P23"><text:span text:style-name="T16">        </text:span><text:span text:style-name="T17">// inizializza la DataTable </text:span></text:p>
      <text:p text:style-name="P24"><text:span text:style-name="T16">        </text:span><text:span text:style-name="T18">const</text:span><text:span text:style-name="T19"> </text:span><text:span text:style-name="T20">table</text:span><text:span text:style-name="T19"> = </text:span><text:span text:style-name="T21">$</text:span><text:span text:style-name="T19">(</text:span><text:span text:style-name="T22">'#primaryTable'</text:span><text:span text:style-name="T19">).</text:span><text:span text:style-name="T21">DataTable</text:span><text:span text:style-name="T19">(</text:span><text:span text:style-name="T23">$</text:span><text:span text:style-name="T19">.</text:span><text:span text:style-name="T21">extend</text:span><text:span text:style-name="T19">(</text:span><text:span text:style-name="T18">true</text:span><text:span text:style-name="T19">, {}, </text:span><text:span text:style-name="T23">datatableDefaults</text:span><text:span text:style-name="T19">, {</text:span></text:p>
      <text:p text:style-name="P24"><text:span text:style-name="T16">            </text:span><text:span text:style-name="T23">order:</text:span><text:span text:style-name="T19"> [],</text:span></text:p>
      <text:p text:style-name="P25">        <text:span text:style-name="T24">}));</text:span></text:p>
      <text:p text:style-name="P22"/>
      <text:p text:style-name="P22">Adottato #primaryTable per poter unificare gli script di istanza.</text:p>
      <text:p text:style-name="P26">Negli index nei controller aggiungo </text:p>
      <text:p text:style-name="P26">$data[‘route’] per poter poi gestire tutto lo script dei doppio click in modo automatico con file esterno.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swiss"/>
    <style:font-face style:name="Liberation Sans" svg:font-family="'Liberation Sans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Verdana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Verdana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a Cali'</meta:initial-creator>
    <meta:creation-date>2025-08-11T07:57:56.603000000</meta:creation-date>
    <dc:date>2026-03-31T18:07:01.837591800</dc:date>
    <meta:editing-duration>P3DT8H20M20S</meta:editing-duration>
    <meta:editing-cycles>10</meta:editing-cycles>
    <meta:generator>LibreOffice/25.8.5.2$Windows_X86_64 LibreOffice_project/9c8b85f387cc00a89945a79c9e6239f32e450ac2</meta:generator>
    <meta:document-statistic meta:table-count="2" meta:image-count="0" meta:object-count="0" meta:page-count="3" meta:paragraph-count="99" meta:word-count="497" meta:character-count="3593" meta:non-whitespace-character-count="3126"/>
  </office:meta>
</office:document-meta>
</file>